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20c" officeooo:paragraph-rsid="0010a20c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20pt" officeooo:rsid="0010a20c" officeooo:paragraph-rsid="0010a20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6pt" officeooo:rsid="0010a20c" officeooo:paragraph-rsid="0010a20c" style:font-size-asian="16pt" style:font-size-complex="16pt"/>
    </style:style>
    <style:style style:name="P4" style:family="paragraph" style:parent-style-name="Standard">
      <style:text-properties fo:font-size="14pt" officeooo:rsid="00129e76" officeooo:paragraph-rsid="00129e76" style:font-size-asian="14pt" style:font-size-complex="14pt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4pt" officeooo:rsid="00129e76" officeooo:paragraph-rsid="00129e76" style:font-size-asian="14pt" style:font-size-complex="14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ize="14pt" officeooo:rsid="00129e76" officeooo:paragraph-rsid="00148237" style:font-size-asian="14pt" style:font-size-complex="14pt"/>
    </style:style>
    <style:style style:name="T1" style:family="text">
      <style:text-properties officeooo:rsid="00148237"/>
    </style:style>
    <style:style style:name="T2" style:family="text">
      <style:text-properties officeooo:rsid="001693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da</text:p>
      <text:p text:style-name="P3">by TEAM META</text:p>
      <text:p text:style-name="P3"><text:span text:style-name="T2">22</text:span>.03.2016</text:p>
      <text:p text:style-name="P1"/>
      <text:p text:style-name="P1"/>
      <text:p text:style-name="P1"/>
      <text:p text:style-name="P4">1. <text:span text:style-name="T2">Setup document</text:span></text:p>
      <text:p text:style-name="P4">2. <text:span text:style-name="T2">Website</text:span></text:p>
      <text:p text:style-name="P4">3. <text:span text:style-name="T2">Logfile parsing program desig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9:54:00.830740297</meta:creation-date>
    <dc:date>2016-03-21T21:29:24.363688396</dc:date>
    <meta:editing-duration>PT23M6S</meta:editing-duration>
    <meta:editing-cycles>4</meta:editing-cycles>
    <meta:generator>LibreOffice/5.0.5.2$Linux_X86_64 LibreOffice_project/00m0$Build-2</meta:generator>
    <meta:document-statistic meta:table-count="0" meta:image-count="0" meta:object-count="0" meta:page-count="1" meta:paragraph-count="6" meta:word-count="15" meta:character-count="88" meta:non-whitespace-character-count="79"/>
  </office:meta>
</office:document-meta>
</file>